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4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  <style:style style:name="ce2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_A</text:p>
          </table:table-cell>
          <table:table-cell office:value-type="string" calcext:value-type="string">
            <text:p>q_B</text:p>
          </table:table-cell>
          <table:table-cell office:value-type="string" calcext:value-type="string">
            <text:p>\Omega_A</text:p>
          </table:table-cell>
          <table:table-cell office:value-type="string" calcext:value-type="string">
            <text:p>\Omega_B</text:p>
          </table:table-cell>
          <table:table-cell office:value-type="string" calcext:value-type="string">
            <text:p>\Omega_A \Omega 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-[.A2]" office:value-type="float" office:value="20" calcext:value-type="float">
            <text:p>20</text:p>
          </table:table-cell>
          <table:table-cell table:formula="of:=COMBIN([.A2]+10-1; [.A2])" office:value-type="float" office:value="1" calcext:value-type="float">
            <text:p>1</text:p>
          </table:table-cell>
          <table:table-cell table:formula="of:=COMBIN([.B2]+10-1; [.B2])" office:value-type="float" office:value="10015005" calcext:value-type="float">
            <text:p>10015005</text:p>
          </table:table-cell>
          <table:table-cell table:formula="of:=[.D2]*[.C2]" office:value-type="float" office:value="10015005" calcext:value-type="float">
            <text:p>10015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0-[.A3]" office:value-type="float" office:value="19" calcext:value-type="float">
            <text:p>19</text:p>
          </table:table-cell>
          <table:table-cell table:formula="of:=COMBIN([.A3]+10-1; [.A3])" office:value-type="float" office:value="10" calcext:value-type="float">
            <text:p>10</text:p>
          </table:table-cell>
          <table:table-cell table:formula="of:=COMBIN([.B3]+10-1; [.B3])" office:value-type="float" office:value="6906900" calcext:value-type="float">
            <text:p>6906900</text:p>
          </table:table-cell>
          <table:table-cell table:formula="of:=[.D3]*[.C3]" office:value-type="float" office:value="69069000" calcext:value-type="float">
            <text:p>69069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-[.A4]" office:value-type="float" office:value="18" calcext:value-type="float">
            <text:p>18</text:p>
          </table:table-cell>
          <table:table-cell table:formula="of:=COMBIN([.A4]+10-1; [.A4])" office:value-type="float" office:value="55" calcext:value-type="float">
            <text:p>55</text:p>
          </table:table-cell>
          <table:table-cell table:formula="of:=COMBIN([.B4]+10-1; [.B4])" office:value-type="float" office:value="4686825" calcext:value-type="float">
            <text:p>4686825</text:p>
          </table:table-cell>
          <table:table-cell table:formula="of:=[.D4]*[.C4]" office:value-type="float" office:value="257775375" calcext:value-type="float">
            <text:p>257775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0-[.A5]" office:value-type="float" office:value="17" calcext:value-type="float">
            <text:p>17</text:p>
          </table:table-cell>
          <table:table-cell table:formula="of:=COMBIN([.A5]+10-1; [.A5])" office:value-type="float" office:value="220" calcext:value-type="float">
            <text:p>220</text:p>
          </table:table-cell>
          <table:table-cell table:formula="of:=COMBIN([.B5]+10-1; [.B5])" office:value-type="float" office:value="3124550" calcext:value-type="float">
            <text:p>3124550</text:p>
          </table:table-cell>
          <table:table-cell table:formula="of:=[.D5]*[.C5]" office:value-type="float" office:value="687401000" calcext:value-type="float">
            <text:p>68740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-[.A6]" office:value-type="float" office:value="16" calcext:value-type="float">
            <text:p>16</text:p>
          </table:table-cell>
          <table:table-cell table:formula="of:=COMBIN([.A6]+10-1; [.A6])" office:value-type="float" office:value="715" calcext:value-type="float">
            <text:p>715</text:p>
          </table:table-cell>
          <table:table-cell table:formula="of:=COMBIN([.B6]+10-1; [.B6])" office:value-type="float" office:value="2042975" calcext:value-type="float">
            <text:p>2042975</text:p>
          </table:table-cell>
          <table:table-cell table:formula="of:=[.D6]*[.C6]" office:value-type="float" office:value="1460727125" calcext:value-type="float">
            <text:p>1460727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0-[.A7]" office:value-type="float" office:value="15" calcext:value-type="float">
            <text:p>15</text:p>
          </table:table-cell>
          <table:table-cell table:formula="of:=COMBIN([.A7]+10-1; [.A7])" office:value-type="float" office:value="2002" calcext:value-type="float">
            <text:p>2002</text:p>
          </table:table-cell>
          <table:table-cell table:formula="of:=COMBIN([.B7]+10-1; [.B7])" office:value-type="float" office:value="1307504" calcext:value-type="float">
            <text:p>1307504</text:p>
          </table:table-cell>
          <table:table-cell table:formula="of:=[.D7]*[.C7]" office:value-type="float" office:value="2617623008" calcext:value-type="float">
            <text:p>2617623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-[.A8]" office:value-type="float" office:value="14" calcext:value-type="float">
            <text:p>14</text:p>
          </table:table-cell>
          <table:table-cell table:formula="of:=COMBIN([.A8]+10-1; [.A8])" office:value-type="float" office:value="5005" calcext:value-type="float">
            <text:p>5005</text:p>
          </table:table-cell>
          <table:table-cell table:formula="of:=COMBIN([.B8]+10-1; [.B8])" office:value-type="float" office:value="817190" calcext:value-type="float">
            <text:p>817190</text:p>
          </table:table-cell>
          <table:table-cell table:formula="of:=[.D8]*[.C8]" office:value-type="float" office:value="4090035950" calcext:value-type="float">
            <text:p>40900359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0-[.A9]" office:value-type="float" office:value="13" calcext:value-type="float">
            <text:p>13</text:p>
          </table:table-cell>
          <table:table-cell table:formula="of:=COMBIN([.A9]+10-1; [.A9])" office:value-type="float" office:value="11440" calcext:value-type="float">
            <text:p>11440</text:p>
          </table:table-cell>
          <table:table-cell table:formula="of:=COMBIN([.B9]+10-1; [.B9])" office:value-type="float" office:value="497420" calcext:value-type="float">
            <text:p>497420</text:p>
          </table:table-cell>
          <table:table-cell table:formula="of:=[.D9]*[.C9]" office:value-type="float" office:value="5690484800" calcext:value-type="float">
            <text:p>5690484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-[.A10]" office:value-type="float" office:value="12" calcext:value-type="float">
            <text:p>12</text:p>
          </table:table-cell>
          <table:table-cell table:formula="of:=COMBIN([.A10]+10-1; [.A10])" office:value-type="float" office:value="24310" calcext:value-type="float">
            <text:p>24310</text:p>
          </table:table-cell>
          <table:table-cell table:formula="of:=COMBIN([.B10]+10-1; [.B10])" office:value-type="float" office:value="293930" calcext:value-type="float">
            <text:p>293930</text:p>
          </table:table-cell>
          <table:table-cell table:formula="of:=[.D10]*[.C10]" office:value-type="float" office:value="7145438300" calcext:value-type="float">
            <text:p>7145438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0-[.A11]" office:value-type="float" office:value="11" calcext:value-type="float">
            <text:p>11</text:p>
          </table:table-cell>
          <table:table-cell table:formula="of:=COMBIN([.A11]+10-1; [.A11])" office:value-type="float" office:value="48620" calcext:value-type="float">
            <text:p>48620</text:p>
          </table:table-cell>
          <table:table-cell table:formula="of:=COMBIN([.B11]+10-1; [.B11])" office:value-type="float" office:value="167960" calcext:value-type="float">
            <text:p>167960</text:p>
          </table:table-cell>
          <table:table-cell table:formula="of:=[.D11]*[.C11]" office:value-type="float" office:value="8166215200" calcext:value-type="float">
            <text:p>8166215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-[.A12]" office:value-type="float" office:value="10" calcext:value-type="float">
            <text:p>10</text:p>
          </table:table-cell>
          <table:table-cell table:formula="of:=COMBIN([.A12]+10-1; [.A12])" office:value-type="float" office:value="92378" calcext:value-type="float">
            <text:p>92378</text:p>
          </table:table-cell>
          <table:table-cell table:formula="of:=COMBIN([.B12]+10-1; [.B12])" office:value-type="float" office:value="92378" calcext:value-type="float">
            <text:p>92378</text:p>
          </table:table-cell>
          <table:table-cell table:formula="of:=[.D12]*[.C12]" office:value-type="float" office:value="8533694884" calcext:value-type="float">
            <text:p>85336948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0-[.A13]" office:value-type="float" office:value="9" calcext:value-type="float">
            <text:p>9</text:p>
          </table:table-cell>
          <table:table-cell table:formula="of:=COMBIN([.A13]+10-1; [.A13])" office:value-type="float" office:value="167960" calcext:value-type="float">
            <text:p>167960</text:p>
          </table:table-cell>
          <table:table-cell table:formula="of:=COMBIN([.B13]+10-1; [.B13])" office:value-type="float" office:value="48620" calcext:value-type="float">
            <text:p>48620</text:p>
          </table:table-cell>
          <table:table-cell table:formula="of:=[.D13]*[.C13]" office:value-type="float" office:value="8166215200" calcext:value-type="float">
            <text:p>8166215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-[.A14]" office:value-type="float" office:value="8" calcext:value-type="float">
            <text:p>8</text:p>
          </table:table-cell>
          <table:table-cell table:formula="of:=COMBIN([.A14]+10-1; [.A14])" office:value-type="float" office:value="293930" calcext:value-type="float">
            <text:p>293930</text:p>
          </table:table-cell>
          <table:table-cell table:formula="of:=COMBIN([.B14]+10-1; [.B14])" office:value-type="float" office:value="24310" calcext:value-type="float">
            <text:p>24310</text:p>
          </table:table-cell>
          <table:table-cell table:formula="of:=[.D14]*[.C14]" office:value-type="float" office:value="7145438300" calcext:value-type="float">
            <text:p>7145438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0-[.A15]" office:value-type="float" office:value="7" calcext:value-type="float">
            <text:p>7</text:p>
          </table:table-cell>
          <table:table-cell table:formula="of:=COMBIN([.A15]+10-1; [.A15])" office:value-type="float" office:value="497420" calcext:value-type="float">
            <text:p>497420</text:p>
          </table:table-cell>
          <table:table-cell table:formula="of:=COMBIN([.B15]+10-1; [.B15])" office:value-type="float" office:value="11440" calcext:value-type="float">
            <text:p>11440</text:p>
          </table:table-cell>
          <table:table-cell table:formula="of:=[.D15]*[.C15]" office:value-type="float" office:value="5690484800" calcext:value-type="float">
            <text:p>56904848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-[.A16]" office:value-type="float" office:value="6" calcext:value-type="float">
            <text:p>6</text:p>
          </table:table-cell>
          <table:table-cell table:formula="of:=COMBIN([.A16]+10-1; [.A16])" office:value-type="float" office:value="817190" calcext:value-type="float">
            <text:p>817190</text:p>
          </table:table-cell>
          <table:table-cell table:formula="of:=COMBIN([.B16]+10-1; [.B16])" office:value-type="float" office:value="5005" calcext:value-type="float">
            <text:p>5005</text:p>
          </table:table-cell>
          <table:table-cell table:formula="of:=[.D16]*[.C16]" office:value-type="float" office:value="4090035950" calcext:value-type="float">
            <text:p>40900359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0-[.A17]" office:value-type="float" office:value="5" calcext:value-type="float">
            <text:p>5</text:p>
          </table:table-cell>
          <table:table-cell table:formula="of:=COMBIN([.A17]+10-1; [.A17])" office:value-type="float" office:value="1307504" calcext:value-type="float">
            <text:p>1307504</text:p>
          </table:table-cell>
          <table:table-cell table:formula="of:=COMBIN([.B17]+10-1; [.B17])" office:value-type="float" office:value="2002" calcext:value-type="float">
            <text:p>2002</text:p>
          </table:table-cell>
          <table:table-cell table:formula="of:=[.D17]*[.C17]" office:value-type="float" office:value="2617623008" calcext:value-type="float">
            <text:p>2617623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-[.A18]" office:value-type="float" office:value="4" calcext:value-type="float">
            <text:p>4</text:p>
          </table:table-cell>
          <table:table-cell table:formula="of:=COMBIN([.A18]+10-1; [.A18])" office:value-type="float" office:value="2042975" calcext:value-type="float">
            <text:p>2042975</text:p>
          </table:table-cell>
          <table:table-cell table:formula="of:=COMBIN([.B18]+10-1; [.B18])" office:value-type="float" office:value="715" calcext:value-type="float">
            <text:p>715</text:p>
          </table:table-cell>
          <table:table-cell table:formula="of:=[.D18]*[.C18]" office:value-type="float" office:value="1460727125" calcext:value-type="float">
            <text:p>14607271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0-[.A19]" office:value-type="float" office:value="3" calcext:value-type="float">
            <text:p>3</text:p>
          </table:table-cell>
          <table:table-cell table:formula="of:=COMBIN([.A19]+10-1; [.A19])" office:value-type="float" office:value="3124550" calcext:value-type="float">
            <text:p>3124550</text:p>
          </table:table-cell>
          <table:table-cell table:formula="of:=COMBIN([.B19]+10-1; [.B19])" office:value-type="float" office:value="220" calcext:value-type="float">
            <text:p>220</text:p>
          </table:table-cell>
          <table:table-cell table:formula="of:=[.D19]*[.C19]" office:value-type="float" office:value="687401000" calcext:value-type="float">
            <text:p>687401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-[.A20]" office:value-type="float" office:value="2" calcext:value-type="float">
            <text:p>2</text:p>
          </table:table-cell>
          <table:table-cell table:formula="of:=COMBIN([.A20]+10-1; [.A20])" office:value-type="float" office:value="4686825" calcext:value-type="float">
            <text:p>4686825</text:p>
          </table:table-cell>
          <table:table-cell table:formula="of:=COMBIN([.B20]+10-1; [.B20])" office:value-type="float" office:value="55" calcext:value-type="float">
            <text:p>55</text:p>
          </table:table-cell>
          <table:table-cell table:formula="of:=[.D20]*[.C20]" office:value-type="float" office:value="257775375" calcext:value-type="float">
            <text:p>257775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0-[.A21]" office:value-type="float" office:value="1" calcext:value-type="float">
            <text:p>1</text:p>
          </table:table-cell>
          <table:table-cell table:formula="of:=COMBIN([.A21]+10-1; [.A21])" office:value-type="float" office:value="6906900" calcext:value-type="float">
            <text:p>6906900</text:p>
          </table:table-cell>
          <table:table-cell table:formula="of:=COMBIN([.B21]+10-1; [.B21])" office:value-type="float" office:value="10" calcext:value-type="float">
            <text:p>10</text:p>
          </table:table-cell>
          <table:table-cell table:formula="of:=[.D21]*[.C21]" office:value-type="float" office:value="69069000" calcext:value-type="float">
            <text:p>69069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-[.A22]" office:value-type="float" office:value="0" calcext:value-type="float">
            <text:p>0</text:p>
          </table:table-cell>
          <table:table-cell table:formula="of:=COMBIN([.A22]+10-1; [.A22])" office:value-type="float" office:value="10015005" calcext:value-type="float">
            <text:p>10015005</text:p>
          </table:table-cell>
          <table:table-cell table:formula="of:=COMBIN([.B22]+10-1; [.B22])" office:value-type="float" office:value="1" calcext:value-type="float">
            <text:p>1</text:p>
          </table:table-cell>
          <table:table-cell table:formula="of:=[.D22]*[.C22]" office:value-type="float" office:value="10015005" calcext:value-type="float">
            <text:p>100150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22])" office:value-type="float" office:value="68923264410" calcext:value-type="float">
            <text:p>689232644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(q_A = 20)</text:p>
          </table:table-cell>
          <table:table-cell table:style-name="ce1" table:formula="of:=[.E22]/[.E24]" office:value-type="percentage" office:value="0.0001453065969195" calcext:value-type="percentage">
            <text:p>0.01453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(q_A = 10)</text:p>
          </table:table-cell>
          <table:table-cell table:style-name="ce2" table:formula="of:=[.E12]/[.E24]" office:value-type="percentage" office:value="0.123814432718045" calcext:value-type="percentage">
            <text:p>12.3814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2" number:min-decimal-places="2" number:min-integer-digits="1" number:grouping="true"/>
      <number:text>%</number:text>
    </number:percentage-style>
    <number:percentage-style style:name="N130">
      <number:number number:decimal-places="3" number:min-decimal-places="3" number:min-integer-digits="1" number:grouping="true"/>
      <number:text>%</number:text>
    </number:percentage-style>
    <number:percentage-style style:name="N131">
      <number:number number:decimal-places="4" number:min-decimal-places="4" number:min-integer-digits="1" number:grouping="true"/>
      <number:text>%</number:text>
    </number:percentage-style>
    <number:percentage-style style:name="N132">
      <number:number number:decimal-places="5" number:min-decimal-places="5" number:min-integer-digits="1" number:grouping="true"/>
      <number:text>%</number:text>
    </number:percentage-style>
    <number:percentage-style style:name="N133">
      <number:number number:decimal-places="3" number:min-decimal-places="3" number:min-integer-digits="1"/>
      <number:text>%</number:text>
    </number:percentage-style>
    <number:percentage-style style:name="N134">
      <number:number number:decimal-places="4" number:min-decimal-places="4" number:min-integer-digits="1"/>
      <number:text>%</number:text>
    </number:percentage-style>
    <number:percentage-style style:name="N135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3:07:50.025426932</meta:creation-date>
    <dc:date>2025-02-03T13:19:04.613209623</dc:date>
    <meta:editing-duration>PT1M3S</meta:editing-duration>
    <meta:editing-cycles>1</meta:editing-cycles>
    <meta:document-statistic meta:table-count="1" meta:cell-count="116" meta:object-count="0"/>
    <meta:generator>LibreOffice/24.8.4.2$Linux_X86_64 LibreOffice_project/480$Build-2</meta:generator>
  </office:meta>
</office:document-meta>
</file>